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8pt" fo:font-style="italic" fo:font-weight="bold" officeooo:rsid="001e3853" officeooo:paragraph-rsid="001e3853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officeooo:paragraph-rsid="001e3853"/>
    </style:style>
    <style:style style:name="P3" style:family="paragraph" style:parent-style-name="Standard">
      <style:text-properties fo:font-variant="normal" fo:text-transform="none" fo:color="#333333" style:font-name="Source Sans Pro" fo:font-size="10.5pt" fo:letter-spacing="normal" fo:font-style="normal" fo:font-weight="normal" officeooo:rsid="001e3853" officeooo:paragraph-rsid="001e3853"/>
    </style:style>
    <style:style style:name="P4" style:family="paragraph" style:parent-style-name="Standard">
      <style:text-properties fo:font-variant="normal" fo:text-transform="none" fo:color="#333333" style:font-name="Source Sans Pro" fo:font-size="10.5pt" fo:letter-spacing="normal" fo:font-style="normal" fo:font-weight="normal" officeooo:rsid="001ef985" officeooo:paragraph-rsid="001e3853"/>
    </style:style>
    <style:style style:name="T1" style:family="text">
      <style:text-properties fo:font-variant="normal" fo:text-transform="none" fo:color="#333333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0.5pt" fo:letter-spacing="normal" fo:font-style="normal" fo:font-weight="normal" officeooo:rsid="001e3853"/>
    </style:style>
    <style:style style:name="T3" style:family="text">
      <style:text-properties fo:font-variant="normal" fo:text-transform="none" fo:color="#333333" style:font-name="Source Sans Pro" fo:font-size="10.5pt" fo:letter-spacing="normal" fo:font-style="normal" fo:font-weight="normal" officeooo:rsid="001ef985"/>
    </style:style>
    <style:style style:name="T4" style:family="text">
      <style:text-properties fo:font-variant="normal" fo:text-transform="none" fo:color="#ce181e" style:font-name="Source Sans Pro" fo:font-size="18pt" fo:letter-spacing="normal" fo:font-style="italic" fo:font-weight="bold" officeooo:rsid="001e3853" style:font-size-asian="18pt" style:font-style-asian="italic" style:font-weight-asian="bold" style:font-size-complex="18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7"/>Laboratorio 1:</text:p>
      <text:p text:style-name="P2"><text:span text:style-name="T4">*</text:span><text:span text:style-name="T1">el repositorio que descargaron no tiene el archivo .gitignore que yo asumí que tendría cuando hice el video de "intro a Git". No importa, todos los conceptos funcionan igual. Les dejo dos recomendaciones:</text:span><text:line-break/><text:span text:style-name="T1">--- Ponganse de acuerdo para que sólo un miembro del grupo descargue, descomprima y suba el esqueleto al repositorio.</text:span><text:line-break/><text:span text:style-name="T1">--- Sólo suban los archivos .c y el makefile. NO suban las carpetas object ni ningún archivo .o</text:span></text:p>
      <text:p text:style-name="P2"><text:span text:style-name="T1">* </text:span><text:span text:style-name="T2">p trabajar con strings usar string.h</text:span></text:p>
      <text:p text:style-name="P3"/>
      <text:p text:style-name="P2"><text:span text:style-name="T2">*</text:span><text:span text:style-name="T3">scommand: </text:span></text:p>
      <text:p text:style-name="P4">En el enunciado del lab esta asi ([char * ], char *,char *) el primero es una lista con el comando y sus argumentos, el segundo y el tercero son cadenas de caracteres ( nombres) de file descriptors entrada y salida.</text:p>
      <text:p text:style-name="P4">ejemplo: ls -l ej1.c &gt; out &lt; in [char *] seria "ls -l ej1.c" char * seria "out" y char * seria "in"</text:p>
      <text:p text:style-name="P4">No siempre tienen que estar explícitos recuerden que por defecto son stdout std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09:56:27.331394636</meta:creation-date>
    <dc:date>2020-09-03T09:56:00.321694851</dc:date>
    <meta:editing-duration>PT10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57" meta:character-count="944" meta:non-whitespace-character-count="726"/>
  </office:meta>
</office:document-meta>
</file>